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0374aa" officeooo:paragraph-rsid="000374aa"/>
    </style:style>
    <style:style style:name="P2" style:family="paragraph" style:parent-style-name="Footer">
      <style:text-properties officeooo:paragraph-rsid="000374aa"/>
    </style:style>
    <style:style style:name="P3" style:family="paragraph" style:parent-style-name="Footer">
      <style:text-properties officeooo:rsid="00043861" officeooo:paragraph-rsid="00043861"/>
    </style:style>
    <style:style style:name="P4" style:family="paragraph" style:parent-style-name="Standard">
      <style:paragraph-properties fo:text-align="center" style:justify-single-word="false"/>
      <style:text-properties fo:font-size="96pt" officeooo:rsid="000374aa" officeooo:paragraph-rsid="000374aa" style:font-size-asian="96pt" style:font-size-complex="96pt"/>
    </style:style>
    <style:style style:name="P5" style:family="paragraph" style:parent-style-name="Standard">
      <style:paragraph-properties fo:text-align="center" style:justify-single-word="false" fo:break-before="page"/>
      <style:text-properties fo:font-size="96pt" officeooo:rsid="00043861" officeooo:paragraph-rsid="00043861" style:font-size-asian="96pt" style:font-size-complex="96pt"/>
    </style:style>
    <style:style style:name="P6" style:family="paragraph" style:parent-style-name="Standard" style:master-page-name="Left_20_Page">
      <style:paragraph-properties fo:text-align="center" style:justify-single-word="false" style:page-number="auto" fo:break-before="auto" fo:break-after="auto"/>
      <style:text-properties officeooo:paragraph-rsid="000374aa"/>
    </style:style>
    <style:style style:name="T1" style:family="text">
      <style:text-properties officeooo:rsid="000374aa"/>
    </style:style>
    <style:style style:name="T2" style:family="text">
      <style:text-properties officeooo:rsid="00053658"/>
    </style:style>
    <style:style style:name="T3" style:family="text">
      <style:text-properties style:font-name="Liberation Sans" officeooo:rsid="0006ff8d"/>
    </style:style>
    <style:style style:name="T4" style:family="text">
      <style:text-properties officeooo:rsid="000844de"/>
    </style:style>
    <style:style style:name="T5" style:family="text">
      <style:text-properties style:font-name="Liberation Serif" officeooo:rsid="00084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oft-page-break/><text:span text:style-name="T1">If right/left only pages have different first/right/left </text:span><text:span text:style-name="T5">settings</text:span><text:span text:style-name="T1">, that caus</text:span><text:span text:style-name="T4">ed</text:span><text:span text:style-name="T1"> confusion on export. (UI doesn't allow this.)</text:span></text:p>
      <text:p text:style-name="P4"><text:page-number text:select-page="current">2</text:page-number></text:p>
      <text:p text:style-name="P5"><text:page-number text:select-page="current">3</text:page-number></text:p>
      <text:p text:style-name="P5"><text:page-number text:select-page="current">4</text:page-number></text:p>
      <text:p text:style-name="P5"><text:page-number text:select-page="current">5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74aa" officeooo:paragraph-rsid="000374aa"/>
    </style:style>
    <style:style style:name="MP2" style:family="paragraph" style:parent-style-name="Footer">
      <style:text-properties officeooo:paragraph-rsid="000374aa"/>
    </style:style>
    <style:style style:name="MP3" style:family="paragraph" style:parent-style-name="Footer">
      <style:text-properties officeooo:rsid="00043861" officeooo:paragraph-rsid="00043861"/>
    </style:style>
    <style:style style:name="MT1" style:family="text">
      <style:text-properties officeooo:rsid="000374aa"/>
    </style:style>
    <style:style style:name="MT2" style:family="text">
      <style:text-properties officeooo:rsid="00053658"/>
    </style:style>
    <style:style style:name="MT3" style:family="text">
      <style:text-properties style:font-name="Liberation Sans" officeooo:rsid="0006ff8d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footer>
        <text:p text:style-name="MP1">odd page footer for Left Page style</text:p>
      </style:footer>
      <style:footer-left>
        <text:p text:style-name="MP1">even page</text:p>
      </style:footer-left>
    </style:master-page>
    <style:master-page style:name="Right_20_Page" style:display-name="Right Page" style:page-layout-name="Mpm3" style:next-style-name="Left_20_Page">
      <style:footer>
        <text:p text:style-name="MP1">odd page</text:p>
      </style:footer>
      <style:footer-left>
        <text:p text:style-name="MP3">even page for right-only page style</text:p>
      </style:footer-left>
      <style:footer-first>
        <text:p text:style-name="MP2"><text:span text:style-name="MT1">odd page - </text:span><text:span text:style-name="MT2">first </text:span><text:span text:style-name="MT3">footer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9T10:15:49.344112014</meta:creation-date>
    <dc:date>2020-07-29T12:36:42.998628532</dc:date>
    <meta:editing-duration>PT18M11S</meta:editing-duration>
    <meta:editing-cycles>9</meta:editing-cycles>
    <meta:generator>LibreOfficeDev/7.1.0.0.alpha0$Linux_X86_64 LibreOffice_project/8c276830326871d10cdde1c8a8f3beee15e592d7</meta:generator>
    <meta:document-statistic meta:table-count="0" meta:image-count="0" meta:object-count="0" meta:page-count="5" meta:paragraph-count="10" meta:word-count="43" meta:character-count="238" meta:non-whitespace-character-count="205"/>
  </office:meta>
</office:document-meta>
</file>